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72pt" style:font-size-asian="63pt" style:font-size-complex="72pt"/>
    </style:style>
    <style:style style:name="P2" style:family="paragraph" style:parent-style-name="Standard">
      <style:paragraph-properties fo:text-align="center" style:justify-single-word="false"/>
      <style:text-properties fo:font-size="72pt" officeooo:rsid="0019d38a" officeooo:paragraph-rsid="0019d38a" style:font-size-asian="63pt" style:font-size-complex="72pt"/>
    </style:style>
    <style:style style:name="P3" style:family="paragraph" style:parent-style-name="Standard">
      <style:paragraph-properties fo:text-align="center" style:justify-single-word="false"/>
      <style:text-properties fo:font-size="12pt" officeooo:rsid="0019d38a" officeooo:paragraph-rsid="0019d38a" style:font-size-asian="10.5pt" style:font-size-complex="12pt"/>
    </style:style>
    <style:style style:name="P4" style:family="paragraph" style:parent-style-name="Standard">
      <style:paragraph-properties fo:text-align="start" style:justify-single-word="false"/>
      <style:text-properties fo:font-size="12pt" officeooo:rsid="0019d38a" officeooo:paragraph-rsid="0019d38a" style:font-size-asian="10.5pt" style:font-size-complex="12pt"/>
    </style:style>
    <style:style style:name="P5" style:family="paragraph" style:parent-style-name="Standard">
      <style:paragraph-properties fo:text-align="start" style:justify-single-word="false"/>
      <style:text-properties fo:font-size="12pt" officeooo:rsid="001a2ee6" officeooo:paragraph-rsid="001a2ee6" style:font-size-asian="10.5pt" style:font-size-complex="12pt"/>
    </style:style>
    <style:style style:name="P6" style:family="paragraph" style:parent-style-name="Standard">
      <style:paragraph-properties fo:text-align="start" style:justify-single-word="false"/>
      <style:text-properties fo:font-size="12pt" officeooo:rsid="001a2ee6" officeooo:paragraph-rsid="001b4b79" style:font-size-asian="10.5pt" style:font-size-complex="12pt"/>
    </style:style>
    <style:style style:name="P7" style:family="paragraph" style:parent-style-name="Standard">
      <style:paragraph-properties fo:text-align="start" style:justify-single-word="false"/>
      <style:text-properties fo:font-size="12pt" officeooo:rsid="001b4b79" officeooo:paragraph-rsid="001b4b79" style:font-size-asian="10.5pt" style:font-size-complex="12pt"/>
    </style:style>
    <style:style style:name="T1" style:family="text">
      <style:text-properties officeooo:rsid="001b4b7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2">Programmer Manual</text:p>
      <text:p text:style-name="P2"/>
      <text:p text:style-name="P2"/>
      <text:p text:style-name="P2"/>
      <text:p text:style-name="P3"/>
      <text:p text:style-name="P3"><text:soft-page-break/>Programmer Manual</text:p>
      <text:p text:style-name="P3">Graph</text:p>
      <text:p text:style-name="P4">1.<text:tab/>Problem Description</text:p>
      <text:p text:style-name="P4"><text:tab/>This program provides an ADT using adjacency lists to represent a directed or undirected graph. Data, such as cities, can be stored in a network of vertices connected with weighted edges. This graph can be added to and removed from, as well as traversed both breadth first and depth first. Dijkstra's algorithm is used to find the shortest path between any two of the vertices as well.</text:p>
      <text:p text:style-name="P4"/>
      <text:p text:style-name="P4">2.<text:tab/>Data Types and Classes</text:p>
      <text:p text:style-name="P4"><text:tab/>The data types used in this program fall into two categories: predefined data types and programmer defined data types. The following subsections address the data types used.</text:p>
      <text:p text:style-name="P4"/>
      <text:p text:style-name="P5">A.<text:tab/>Predefined Data Types</text:p>
      <text:p text:style-name="P4">2.1<text:tab/>int</text:p>
      <text:p text:style-name="P4"/>
      <text:p text:style-name="P4">Variables:</text:p>
      <text:p text:style-name="P4"><text:tab/>choice<text:tab/><text:tab/><text:tab/><text:tab/>user input for the main menu</text:p>
      <text:p text:style-name="P4"><text:tab/>visited<text:tab/><text:tab/><text:tab/><text:tab/>flag determining whether a vertex has been visited</text:p>
      <text:p text:style-name="P4"><text:tab/>firstFound<text:tab/><text:tab/><text:tab/>first edge found</text:p>
      <text:p text:style-name="P4"><text:tab/>secondFound<text:tab/><text:tab/><text:tab/>second edge found</text:p>
      <text:p text:style-name="P4"><text:tab/>v1Index<text:tab/><text:tab/><text:tab/>index location of vertex 1</text:p>
      <text:p text:style-name="P4"><text:tab/>v2Index<text:tab/><text:tab/><text:tab/>index location of vertex 2</text:p>
      <text:p text:style-name="P4"/>
      <text:p text:style-name="P4">2.2<text:tab/>bool</text:p>
      <text:p text:style-name="P4"/>
      <text:p text:style-name="P4">Variables:</text:p>
      <text:p text:style-name="P4"><text:tab/>populated<text:tab/><text:tab/><text:tab/>flag determining whether a graph has data in it or not</text:p>
      <text:p text:style-name="P4"/>
      <text:p text:style-name="P4">2.3<text:tab/>double</text:p>
      <text:p text:style-name="P4"/>
      <text:p text:style-name="P4">Variables:</text:p>
      <text:p text:style-name="P4"><text:tab/>distance<text:tab/><text:tab/><text:tab/>shortest distance determined by Dijkstra's algorithm</text:p>
      <text:p text:style-name="P4"><text:tab/>minDist<text:tab/><text:tab/><text:tab/>the minimum distance to a particular vertex</text:p>
      <text:p text:style-name="P4"/>
      <text:p text:style-name="P4">2.4<text:tab/>string </text:p>
      <text:p text:style-name="P4"/>
      <text:p text:style-name="P4">Variables:</text:p>
      <text:p text:style-name="P4"><text:tab/>filename<text:tab/><text:tab/><text:tab/>name of the file containing the graph data</text:p>
      <text:p text:style-name="P4"/>
      <text:p text:style-name="P4">2.5<text:tab/>stack</text:p>
      <text:p text:style-name="P4"/>
      <text:p text:style-name="P4">Variables:</text:p>
      <text:p text:style-name="P4"><text:tab/>path<text:tab/><text:tab/><text:tab/><text:tab/>stack used to hold the shortest path</text:p>
      <text:p text:style-name="P4"/>
      <text:p text:style-name="P4">2.6<text:tab/>queue </text:p>
      <text:p text:style-name="P4"/>
      <text:p text:style-name="P4">Variables:</text:p>
      <text:p text:style-name="P4"><text:tab/>q<text:tab/><text:tab/><text:tab/><text:tab/>queue used for the breadth first traversal and Dijkstra's algorithm</text:p>
      <text:p text:style-name="P4"/>
      <text:p text:style-name="P4"><text:soft-page-break/></text:p>
      <text:p text:style-name="P4">2.7<text:tab/>vector </text:p>
      <text:p text:style-name="P4"/>
      <text:p text:style-name="P4">Variables:</text:p>
      <text:p text:style-name="P4"><text:tab/>G<text:tab/><text:tab/><text:tab/><text:tab/>holds all of the vertices</text:p>
      <text:p text:style-name="P4"/>
      <text:p text:style-name="P5">2.8<text:tab/>list </text:p>
      <text:p text:style-name="P5"/>
      <text:p text:style-name="P5">Variables:</text:p>
      <text:p text:style-name="P5"><text:tab/>edgelist<text:tab/><text:tab/><text:tab/>the adjacency list of each vertex</text:p>
      <text:p text:style-name="P5"/>
      <text:p text:style-name="P5">B.<text:tab/>Programmer Defined Data Types</text:p>
      <text:p text:style-name="P5">2.1<text:tab/>V</text:p>
      <text:p text:style-name="P5"/>
      <text:p text:style-name="P5">Variables:</text:p>
      <text:p text:style-name="P5"><text:tab/>name<text:tab/><text:tab/><text:tab/><text:tab/>vertex name</text:p>
      <text:p text:style-name="P5"><text:tab/>prev<text:tab/><text:tab/><text:tab/><text:tab/>previous vertex name</text:p>
      <text:p text:style-name="P5"><text:tab/>v<text:tab/><text:tab/><text:tab/><text:tab/>arbitrary vertex</text:p>
      <text:p text:style-name="P5"/>
      <text:p text:style-name="P5">2.2<text:tab/>W</text:p>
      <text:p text:style-name="P5"/>
      <text:p text:style-name="P5">Variables:</text:p>
      <text:p text:style-name="P5"><text:tab/>weight<text:tab/><text:tab/><text:tab/><text:tab/>weight of each edge</text:p>
      <text:p text:style-name="P5"/>
      <text:p text:style-name="P5">2.3<text:tab/>edgeRep</text:p>
      <text:p text:style-name="P5"/>
      <text:p text:style-name="P5">This struct has:</text:p>
      <text:p text:style-name="P5"><text:tab/>Data members:<text:tab/>V name</text:p>
      <text:p text:style-name="P5"><text:tab/><text:tab/><text:tab/><text:tab/>W weight</text:p>
      <text:p text:style-name="P5"/>
      <text:p text:style-name="P5">See the programmer manual for the Graph class for more details.</text:p>
      <text:p text:style-name="P5"/>
      <text:p text:style-name="P5">2.3<text:tab/>vertex</text:p>
      <text:p text:style-name="P5"/>
      <text:p text:style-name="P5">This struct has:</text:p>
      <text:p text:style-name="P5"><text:tab/>Data members:<text:tab/>V name</text:p>
      <text:p text:style-name="P5"><text:tab/><text:tab/><text:tab/><text:tab/>int visited</text:p>
      <text:p text:style-name="P5"><text:tab/><text:tab/><text:tab/><text:tab/>list edgelist</text:p>
      <text:p text:style-name="P5"><text:tab/><text:tab/><text:tab/><text:tab/>double minDist</text:p>
      <text:p text:style-name="P5"><text:tab/><text:tab/><text:tab/><text:tab/>V prev</text:p>
      <text:p text:style-name="P5"/>
      <text:p text:style-name="P5">See the programmer manual for the Graph c lass for more details</text:p>
      <text:p text:style-name="P5"/>
      <text:p text:style-name="P5"/>
      <text:p text:style-name="P5"/>
      <text:p text:style-name="P5"/>
      <text:p text:style-name="P5"/>
      <text:p text:style-name="P5"/>
      <text:p text:style-name="P5"/>
      <text:p text:style-name="P5"><text:soft-page-break/>2.4<text:tab/>Graph</text:p>
      <text:p text:style-name="P5"/>
      <text:p text:style-name="P5">This class has:</text:p>
      <text:p text:style-name="P5"><text:tab/>Data members:<text:tab/>bool populated</text:p>
      <text:p text:style-name="P5"><text:tab/>Member functions:<text:tab/>Graph</text:p>
      <text:p text:style-name="P5"><text:tab/><text:tab/><text:tab/><text:tab/>~Graph</text:p>
      <text:p text:style-name="P5"><text:tab/><text:tab/><text:tab/><text:tab/>isVertex</text:p>
      <text:p text:style-name="P5"><text:tab/><text:tab/><text:tab/><text:tab/>isUniEdge</text:p>
      <text:p text:style-name="P5"><text:tab/><text:tab/><text:tab/><text:tab/>isBiDirEdge</text:p>
      <text:p text:style-name="P5"><text:tab/><text:tab/><text:tab/><text:tab/>AddVertex</text:p>
      <text:p text:style-name="P5"><text:tab/><text:tab/><text:tab/><text:tab/>DeleteVertex</text:p>
      <text:p text:style-name="P5"><text:tab/><text:tab/><text:tab/><text:tab/>AddUniEdge</text:p>
      <text:p text:style-name="P5"><text:tab/><text:tab/><text:tab/><text:tab/>DeleteUniEdge</text:p>
      <text:p text:style-name="P5"><text:tab/><text:tab/><text:tab/><text:tab/>AddBiDirEdge</text:p>
      <text:p text:style-name="P5"><text:tab/><text:tab/><text:tab/><text:tab/>DeleteBiDirEdge</text:p>
      <text:p text:style-name="P5"><text:tab/><text:tab/><text:tab/><text:tab/>SimplePrintGraph</text:p>
      <text:p text:style-name="P5"><text:tab/><text:tab/><text:tab/><text:tab/>ShortestDistance</text:p>
      <text:p text:style-name="P5"><text:tab/><text:tab/><text:tab/><text:tab/>GetGraph</text:p>
      <text:p text:style-name="P5"><text:tab/><text:tab/><text:tab/><text:tab/>BFTraversal</text:p>
      <text:p text:style-name="P5"><text:tab/><text:tab/><text:tab/><text:tab/>DFTraversal</text:p>
      <text:p text:style-name="P5"><text:tab/><text:tab/><text:tab/><text:tab/>DFUtility</text:p>
      <text:p text:style-name="P5"/>
      <text:p text:style-name="P5">See the programmer manual for the Graph class for more details.</text:p>
      <text:p text:style-name="P5"/>
      <text:p text:style-name="P5">3.<text:tab/>High Level Program Solution</text:p>
      <text:p text:style-name="P5"/>
      <text:p text:style-name="P5">Main Program</text:p>
      <text:p text:style-name="P5">Print the menu</text:p>
      <text:p text:style-name="P5">Option 1.<text:tab/>Read in an input file holding the graph data</text:p>
      <text:p text:style-name="P5">Option 2.<text:tab/>Test if a vertex is in the graph</text:p>
      <text:p text:style-name="P5">Option 3.<text:tab/>Test if a unidirectional edge exists between two vertices</text:p>
      <text:p text:style-name="P5">Option 4.<text:tab/>Test if a bidirectional edge exists between two vertices</text:p>
      <text:p text:style-name="P5">Option 5.<text:tab/>Add a vertex</text:p>
      <text:p text:style-name="P5"><text:tab/><text:tab/>Check if a vertex already exists</text:p>
      <text:p text:style-name="P5"><text:tab/><text:tab/>If not, push the new vertex into G</text:p>
      <text:p text:style-name="P5">Option 6.<text:tab/>Add a unidirectional edge</text:p>
      <text:p text:style-name="P5"><text:tab/><text:tab/>Check if vertices exist and edge does not exist</text:p>
      <text:p text:style-name="P5"><text:tab/><text:tab/>If the vertices do not exist, create them</text:p>
      <text:p text:style-name="P5"><text:tab/><text:tab/>Push the new edge into the adjacency lists of the appropriate vertices</text:p>
      <text:p text:style-name="P5">Option 7.<text:tab/>Add a bidirectional edge</text:p>
      <text:p text:style-name="P5"><text:tab/><text:tab/>Check if vertices exist and edge does not exist</text:p>
      <text:p text:style-name="P5"><text:tab/><text:tab/>If the vertices do not exist, create them</text:p>
      <text:p text:style-name="P5"><text:tab/><text:tab/>Push the new edge into the adjacency lists of the appropriate vertices</text:p>
      <text:p text:style-name="P5">Option 8.<text:tab/>Delete a vertex</text:p>
      <text:p text:style-name="P5"><text:tab/><text:tab/>Check if the vertex exists</text:p>
      <text:p text:style-name="P5"><text:tab/><text:tab/>If so, delete it from G</text:p>
      <text:p text:style-name="P5"><text:tab/><text:tab/>Delete all edges incident with the vertex from the rest of the adjacency lists</text:p>
      <text:p text:style-name="P5"/>
      <text:p text:style-name="P5"/>
      <text:p text:style-name="P5"><text:soft-page-break/>Option 9.<text:tab/>Delete a unidirectional edge</text:p>
      <text:p text:style-name="P5"><text:tab/><text:tab/>Check if the vertices and edge exists</text:p>
      <text:p text:style-name="P5"><text:tab/><text:tab/>If so, <text:span text:style-name="T1">delete the edge from the edgelists</text:span></text:p>
      <text:p text:style-name="P7">Option 10.<text:tab/>Delete a bidirectional edge</text:p>
      <text:p text:style-name="P6"><text:tab/><text:tab/>Check if the vertices and edge exists</text:p>
      <text:p text:style-name="P6"><text:tab/><text:tab/>If so, <text:span text:style-name="T1">delete the edge from the edgelists</text:span></text:p>
      <text:p text:style-name="P7">Option 11.<text:tab/>Print the graph</text:p>
      <text:p text:style-name="P7">Option 12.<text:tab/>Print the breadth first traversal of the graph</text:p>
      <text:p text:style-name="P7">Option 13.<text:tab/>Print the depth first traversal of the graph.</text:p>
      <text:p text:style-name="P7">Option 14.<text:tab/>Find the shortest path between two vertices</text:p>
      <text:p text:style-name="P7"><text:tab/><text:tab/>Uses Dijkstra's algorithm</text:p>
      <text:p text:style-name="P7">Option 15.<text:tab/>Exit program</text:p>
      <text:p text:style-name="P7"/>
      <text:p text:style-name="P7">4.<text:tab/>Limitations and Suggestions</text:p>
      <text:p text:style-name="P7"><text:tab/>The current program needs a specifically formatted file to read in the graph data. These restrictions could be relaxed and the program could read in different types of files. The program could also be modified in order to save the graph to another file which could be read back in. Since Dijkstra's algorithm can fail on graphs with negative edge weights, another algorithm could be used to find the shortest path if negative edge weights are expec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4T03:29:30.849000000</meta:creation-date>
    <dc:date>2019-03-14T04:06:30.662000000</dc:date>
    <meta:editing-duration>PT4M49S</meta:editing-duration>
    <meta:editing-cycles>1</meta:editing-cycles>
    <meta:document-statistic meta:table-count="0" meta:image-count="0" meta:object-count="0" meta:page-count="5" meta:paragraph-count="117" meta:word-count="691" meta:character-count="4229" meta:non-whitespace-character-count="3465"/>
    <meta:generator>LibreOffice/4.4.4.3$Windows_x86 LibreOffice_project/2c39ebcf046445232b798108aa8a7e7d89552ea8</meta:generator>
  </office:meta>
</office:document-meta>
</file>